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8pt" style:text-underline-style="none" style:font-size-asian="8pt" style:font-size-complex="8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text-underline-style="none" style:font-size-asian="8pt" style:font-size-complex="8pt"/>
    </style:style>
    <style:style style:name="T4" style:family="text"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cm" svg:height="1.27cm" svg:x="1cm" svg:y="1cm">
          <text:p text:style-name="P1"><text:span text:style-name="T1">Serva ER-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1.27cm" svg:x="2.27cm" svg:y="5.445cm">
          <text:p text:style-name="P1"><text:span text:style-name="T2">user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2" draw:layer="layout" svg:width="1.759cm" svg:height="3.749cm" svg:x="3.295cm" svg:y="6.715cm">
          <text:p text:style-name="P1"><text:span text:style-name="T3">id</text:span></text:p>
          <text:p text:style-name="P1"><text:span text:style-name="T3">username</text:span></text:p>
          <text:p text:style-name="P1"><text:span text:style-name="T3">password</text:span></text:p>
          <text:p text:style-name="P1"><text:span text:style-name="T4">isadmin</text:span></text:p>
          <text:p text:style-name="P1"><text:span text:style-name="T4">language</text:span></text:p>
          <text:p text:style-name="P1"><text:span text:style-name="T4">nickname</text:span></text:p>
          <text:p text:style-name="P1"><text:span text:style-name="T4">firstname</text:span></text:p>
          <text:p text:style-name="P1"><text:span text:style-name="T4">lastname</text:span></text:p>
          <text:p text:style-name="P1"><text:span text:style-name="T4">address</text:span></text:p>
          <text:p text:style-name="P1"><text:span text:style-name="T4">phone</text:span></text:p>
          <text:p text:style-name="P1"><text:span text:style-name="T4">emai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1.27cm" svg:x="14.97cm" svg:y="13.065cm">
          <text:p text:style-name="P1"><text:span text:style-name="T2">services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id="id6" draw:layer="layout" svg:width="3.81cm" svg:height="3.81cm" svg:x="14.97cm" svg:y="14.335cm">
          <text:p text:style-name="P1"><text:span text:style-name="T5">id</text:span></text:p>
          <text:p text:style-name="P1"><text:span text:style-name="T5">servicename</text:span></text:p>
          <text:p text:style-name="P1"><text:span text:style-name="T5">price</text:span></text:p>
          <text:p text:style-name="P1"><text:span text:style-name="T5">desc</text:span></text:p>
          <text:p text:style-name="P1"><text:span text:style-name="T5">check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" draw:layer="layout" svg:width="3.81cm" svg:height="1.27cm" svg:x="2.27cm" svg:y="13.065cm">
          <text:p text:style-name="P1"><text:span text:style-name="T2">domains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id="id5" draw:layer="layout" svg:width="3.81cm" svg:height="3.81cm" svg:x="2.27cm" svg:y="14.335cm">
          <text:p text:style-name="P1"><text:span text:style-name="T5">id</text:span></text:p>
          <text:p text:style-name="P1"><text:span text:style-name="T5">domainname</text:span></text:p>
          <text:p text:style-name="P1"><text:span text:style-name="T6">holder</text:span></text:p>
          <text:p text:style-name="P1"><text:span text:style-name="T6">billingcontact</text:span></text:p>
          <text:p text:style-name="P1"><text:span text:style-name="T6">technicalcontact</text:span></text:p>
          <text:p text:style-name="P1"><text:span text:style-name="T6">hostingcontac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175cm" svg:y1="13.065cm" svg:x2="4.175cm" svg:y2="10.525cm" draw:start-shape="id1" draw:start-glue-point="0" draw:end-shape="id2" draw:end-glue-point="2" svg:d="m4175 13065v-2540">
          <text:p/>
        </draw:connector>
        <draw:custom-shape draw:style-name="gr2" draw:text-style-name="P3" draw:layer="layout" svg:width="3.81cm" svg:height="1.27cm" svg:x="8.62cm" svg:y="13.065cm">
          <text:p text:style-name="P1"><text:span text:style-name="T2">bookings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id="id4" draw:layer="layout" svg:width="3.81cm" svg:height="3.81cm" svg:x="8.62cm" svg:y="14.335cm">
          <text:p text:style-name="P1"><text:span text:style-name="T5">id</text:span></text:p>
          <text:p text:style-name="P1"><text:span text:style-name="T6">domain</text:span></text:p>
          <text:p text:style-name="P1"><text:span text:style-name="T6">service</text:span></text:p>
          <text:p text:style-name="P1"><text:span text:style-name="T5">from</text:span></text:p>
          <text:p text:style-name="P1"><text:span text:style-name="T5">to</text:span></text:p>
          <text:p text:style-name="P1"><text:span text:style-name="T5">inf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" draw:layer="layout" svg:width="3.81cm" svg:height="1.27cm" svg:x="8.62cm" svg:y="20.685cm">
          <text:p text:style-name="P1"><text:span text:style-name="T2">paym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81cm" svg:height="3.81cm" svg:x="8.62cm" svg:y="21.955cm">
          <text:p text:style-name="P1"><text:span text:style-name="T5">id</text:span></text:p>
          <text:p text:style-name="P1"><text:span text:style-name="T6">booking</text:span></text:p>
          <text:p text:style-name="P1"><text:span text:style-name="T5">date</text:span></text:p>
          <text:p text:style-name="P1"><text:span text:style-name="T5">amount</text:span></text:p>
          <text:p text:style-name="P1"><text:span text:style-name="T5">tex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0.525cm" svg:y1="20.685cm" svg:x2="10.525cm" svg:y2="18.145cm" draw:start-shape="id3" draw:start-glue-point="0" draw:end-shape="id4" draw:end-glue-point="2" svg:d="m10525 20685v-2540">
          <text:p/>
        </draw:connector>
        <draw:connector draw:style-name="gr4" draw:text-style-name="P1" draw:layer="layout" svg:x1="8.62cm" svg:y1="16.24cm" svg:x2="6.08cm" svg:y2="16.24cm" draw:start-shape="id4" draw:start-glue-point="3" draw:end-shape="id5" draw:end-glue-point="1" svg:d="m8620 16240h-2540">
          <text:p/>
        </draw:connector>
        <draw:connector draw:style-name="gr4" draw:text-style-name="P1" draw:layer="layout" svg:x1="12.43cm" svg:y1="16.24cm" svg:x2="14.97cm" svg:y2="16.24cm" draw:start-shape="id4" draw:start-glue-point="1" draw:end-shape="id6" svg:d="m12430 16240h25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22T12:11:55</meta:creation-date>
    <dc:date>2010-03-15T12:25:32</dc:date>
    <meta:editing-duration>PT00H06M41S</meta:editing-duration>
    <meta:editing-cycles>4</meta:editing-cycles>
    <meta:generator>OpenOffice.org/3.1$Unix OpenOffice.org_project/310m19$Build-9420</meta:generator>
    <dc:creator>Lukas Blunschi</dc:creator>
    <meta:document-statistic meta:object-count="15"/>
    <meta:user-defined meta:name="Info 1"/>
    <meta:user-defined meta:name="Info 2"/>
    <meta:user-defined meta:name="Info 3"/>
    <meta:user-defined meta:name="Info 4"/>
  </office:meta>
</office:document-meta>
</file>